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8.518cm" fo:margin-top="0cm" fo:margin-bottom="0cm" table:align="right" style:writing-mode="lr-tb"/>
    </style:style>
    <style:style style:name="Tableau1.A" style:family="table-column">
      <style:table-column-properties style:column-width="8.518cm"/>
    </style:style>
    <style:style style:name="Tableau1.1" style:family="table-row">
      <style:table-row-properties style:min-row-height="2.653cm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Georgia" fo:font-size="12pt" fo:font-weight="bold" style:font-size-asian="12pt" style:font-weight-asian="bold" style:font-name-complex="Times New Roman1"/>
    </style:style>
    <style:style style:name="P2" style:family="paragraph" style:parent-style-name="Standard">
      <style:paragraph-properties fo:margin-top="0cm" fo:margin-bottom="0cm" style:contextual-spacing="false"/>
      <style:text-properties style:font-name="Georgia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4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style:font-name-complex="Times New Roman1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officeooo:paragraph-rsid="00153594" style:font-name-complex="Times New Roman1"/>
    </style:style>
    <style:style style:name="P6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style:font-name="Times New Roman" style:font-name-complex="Times New Roman1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officeooo:rsid="0016ea5b" officeooo:paragraph-rsid="0016ea5b" style:font-name-complex="Times New Roman1"/>
    </style:style>
    <style:style style:name="P8" style:family="paragraph" style:parent-style-name="Standard">
      <style:paragraph-properties fo:margin-top="0cm" fo:margin-bottom="0cm" style:contextual-spacing="false" fo:line-height="150%"/>
      <style:text-properties fo:color="#365f91" loext:opacity="100%" style:font-name="Georgia" fo:font-size="12pt" fo:font-weight="bold" style:font-size-asian="12pt" style:font-weight-asian="bold" style:font-name-complex="Times New Roman1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fo:color="#365f91" loext:opacity="100%" style:font-name="Georgia" fo:font-size="12pt" fo:font-weight="bold" officeooo:paragraph-rsid="00153594" style:font-size-asian="12pt" style:font-weight-asian="bold" style:font-name-complex="Times New Roman1"/>
    </style:style>
    <style:style style:name="P10" style:family="paragraph" style:parent-style-name="Standard">
      <style:paragraph-properties fo:margin-top="0cm" fo:margin-bottom="0cm" style:contextual-spacing="false" fo:line-height="150%"/>
      <style:text-properties fo:color="#365f91" loext:opacity="100%" style:font-name="Georgia" fo:font-size="12pt" fo:font-weight="bold" officeooo:rsid="001b54b2" officeooo:paragraph-rsid="001b54b2" style:font-size-asian="12pt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style:font-size-asian="15pt" style:font-weight-asian="bold" style:font-name-complex="Times New Roman1" style:font-size-complex="15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365f91" loext:opacity="100%" style:font-name="Times New Roman" fo:font-size="12pt" fo:font-weight="bold" officeooo:paragraph-rsid="00153594" style:font-size-asian="12pt" style:font-weight-asian="bold" style:font-name-complex="Times New Roman1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weight="bold" officeooo:rsid="00153594" style:font-size-asian="12pt" style:font-weight-asian="bold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fo:font-weight="bold" style:font-weight-asian="bold" style:font-name-complex="Times New Roman1"/>
    </style:style>
    <style:style style:name="P15" style:family="paragraph" style:parent-style-name="Standard">
      <style:paragraph-properties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style:font-name-complex="Times New Roman1"/>
    </style:style>
    <style:style style:name="P16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officeooo:rsid="001fa52e" officeooo:paragraph-rsid="001fa52e" style:font-size-asian="15pt" style:font-weight-asian="bold" style:font-name-complex="Times New Roman1" style:font-size-complex="15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000080" loext:opacity="100%" style:font-name="Georgia" fo:language="en" fo:country="GB" style:text-underline-style="solid" style:text-underline-width="auto" style:text-underline-color="font-color" officeooo:rsid="001fa52e" officeooo:paragraph-rsid="001fa52e" style:language-asian="zxx" style:country-asian="none" style:font-name-complex="Times New Roman1" style:language-complex="zxx" style:country-complex="none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style="italic" fo:font-weight="bold" officeooo:rsid="001fa52e" officeooo:paragraph-rsid="001fa52e" style:font-size-asian="12pt" style:font-style-asian="italic" style:font-weight-asian="bold" style:font-name-complex="Times New Roman1"/>
    </style:style>
    <style:style style:name="P19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P20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officeooo:paragraph-rsid="001fa52e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officeooo:rsid="002006e4" officeooo:paragraph-rsid="002006e4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53594" style:font-name-complex="Times New Roman1"/>
    </style:style>
    <style:style style:name="T3" style:family="text">
      <style:text-properties style:font-name="Times New Roman" officeooo:rsid="001b54b2" style:font-name-complex="Times New Roman1"/>
    </style:style>
    <style:style style:name="T4" style:family="text">
      <style:text-properties style:font-name="Times New Roman" officeooo:rsid="001dfa85" style:font-name-complex="Times New Roman1"/>
    </style:style>
    <style:style style:name="T5" style:family="text">
      <style:text-properties style:font-name="Times New Roman" officeooo:rsid="001fa52e" style:font-name-complex="Times New Roman1"/>
    </style:style>
    <style:style style:name="T6" style:family="text">
      <style:text-properties style:font-name="Times New Roman" fo:font-weight="bold" officeooo:rsid="001dfa85" style:font-weight-asian="bold" style:font-name-complex="Times New Roman1"/>
    </style:style>
    <style:style style:name="T7" style:family="text">
      <style:text-properties style:font-name="Times New Roman" fo:font-weight="bold" officeooo:rsid="001fa52e" style:font-weight-asian="bold" style:font-name-complex="Times New Roman1"/>
    </style:style>
    <style:style style:name="T8" style:family="text">
      <style:text-properties fo:color="#000080" loext:opacity="100%" fo:language="en" fo:country="GB" style:text-underline-style="solid" style:text-underline-width="auto" style:text-underline-color="font-color" style:language-asian="zxx" style:country-asian="none" style:language-complex="zxx" style:country-complex="none"/>
    </style:style>
    <style:style style:name="T9" style:family="text">
      <style:text-properties fo:color="#000080" loext:opacity="100%" fo:language="en" fo:country="GB" style:text-underline-style="solid" style:text-underline-width="auto" style:text-underline-color="font-color" officeooo:rsid="001b54b2" style:language-asian="zxx" style:country-asian="none" style:language-complex="zxx" style:country-complex="none"/>
    </style:style>
    <style:style style:name="T10" style:family="text">
      <style:text-properties fo:color="#000080" loext:opacity="100%" fo:language="en" fo:country="GB" style:text-underline-style="solid" style:text-underline-width="auto" style:text-underline-color="font-color" officeooo:rsid="001dfa85" style:language-asian="zxx" style:country-asian="none" style:language-complex="zxx" style:country-complex="none"/>
    </style:style>
    <style:style style:name="T11" style:family="text">
      <style:text-properties officeooo:rsid="001dfa85"/>
    </style:style>
    <style:style style:name="T12" style:family="text">
      <style:text-properties fo:font-weight="bold" officeooo:rsid="001dfa85" style:font-weight-asian="bold"/>
    </style:style>
    <style:style style:name="T13" style:family="text">
      <style:text-properties fo:font-weight="bold" officeooo:rsid="001fa52e" style:font-weight-asian="bold"/>
    </style:style>
    <style:style style:name="T14" style:family="text">
      <style:text-properties fo:font-weight="bold" officeooo:rsid="001b54b2" style:font-weight-asian="bold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1"><draw:frame draw:style-name="fr1" draw:name="Cadre1" text:anchor-type="paragraph" svg:x="10.338cm" svg:y="0.012cm" svg:width="8.518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text:p text:style-name="P18">Diamond mining and marketing</text:p><text:p text:style-name="P13"/></table:table-cell></table:table-row></table:table></draw:text-box></draw:frame></text:p>
      <text:p text:style-name="P16">Nicolas De Beer</text:p>
      <text:p text:style-name="P17">founder@debeers-group.com</text:p>
      <text:p text:style-name="P7"/>
      <text:p text:style-name="P4"/>
      <text:p text:style-name="P4"/>
      <text:p text:style-name="P4"/>
      <text:p text:style-name="P3"/>
      <text:p text:style-name="P6"/>
      <text:p text:style-name="P8">FORMATION</text:p>
      <text:p text:style-name="P19"><text:span text:style-name="T5">1885</text:span><text:span text:style-name="T3"> - </text:span><text:span text:style-name="T5">1888</text:span><text:span text:style-name="T1"><text:tab/></text:span><text:span text:style-name="T7">Diamond mining</text:span><text:span text:style-name="T6"> </text:span></text:p>
      <text:p text:style-name="P14"><text:tab/><text:tab/></text:p>
      <text:p text:style-name="P15"><text:tab/></text:p>
      <text:p text:style-name="P8"/>
      <text:p text:style-name="P8"/>
      <text:p text:style-name="P9"/>
      <text:p text:style-name="P9">EXPERIENCES PROFESSIONNELLES</text:p>
      <text:p text:style-name="P20"><text:span text:style-name="T13">1888</text:span><text:span text:style-name="T14"> - </text:span><text:span text:style-name="T12">202</text:span><text:span text:style-name="T13">1</text:span><text:span text:style-name="T12"><text:tab/></text:span><text:span text:style-name="T13">Diamond mining</text:span><text:span text:style-name="T12"> </text:span></text:p>
      <text:p text:style-name="P5"/>
      <text:p text:style-name="P5"/>
      <text:p text:style-name="P12"/>
      <text:p text:style-name="P10">Skill</text:p>
      <text:p text:style-name="P21"><text:span text:style-name="T11">M</text:span>ining, politics, sales, market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8</meta:editing-cycles>
    <meta:print-date>2018-06-15T01:15:00</meta:print-date>
    <meta:creation-date>2016-07-22T15:47:00</meta:creation-date>
    <dc:date>2021-11-07T11:06:34.947779559</dc:date>
    <meta:editing-duration>PT3H10M21S</meta:editing-duration>
    <meta:generator>LibreOffice/7.0.4.2$Linux_X86_64 LibreOffice_project/00$Build-2</meta:generator>
    <meta:document-statistic meta:table-count="1" meta:image-count="0" meta:object-count="0" meta:page-count="1" meta:paragraph-count="11" meta:word-count="26" meta:character-count="201" meta:non-whitespace-character-count="17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